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text-properties officeooo:paragraph-rsid="004e00d8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e00d8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e00d8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fo:letter-spacing="-0.007cm" fo:font-style="normal" officeooo:rsid="001c3d3e" style:font-style-asian="normal" style:font-style-complex="normal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style:font-size-asian="9pt" style:font-size-complex="9pt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4" style:family="text">
      <style:text-properties fo:color="#000000" fo:letter-spacing="0.004cm" fo:font-style="normal" style:font-style-asian="normal" style:font-style-complex="normal"/>
    </style:style>
    <style:style style:name="T4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4e00d8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letter-spacing="-0.009cm"/>
    </style:style>
    <style:style style:name="T57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officeooo:rsid="004e00d8"/>
    </style:style>
    <style:style style:name="T59" style:family="text">
      <style:text-properties fo:letter-spacing="-0.016cm"/>
    </style:style>
    <style:style style:name="T6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5"><text:span text:style-name="T60"><text:text-input text:description="&lt;for each=&quot;line2 in line.taxes_id&quot;&gt;">F</text:text-input></text:span><text:text-input text:description="&lt;line2.description&gt;">10,5%</text:text-input><text:span text:style-name="T60"><text:text-input text:description="&lt;/for&gt;">Ef</text:text-input></text:span></text:p>
          </table:table-cell>
          <table:table-cell table:style-name="Tabla4.A2" office:value-type="string">
            <text:p text:style-name="P55"><text:text-input text:description="&lt;line.price_unit&gt;">9.999,50</text:text-input></text:p>
          </table:table-cell>
          <table:table-cell table:style-name="Tabla4.A2" office:value-type="string">
            <text:p text:style-name="P54"><text:span text:style-name="T15"><text:text-input text:description="&lt;line.product_qty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a4.A2" office:value-type="string">
            <text:p text:style-name="P55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4e00d8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><text:span text:style-name="MT1"><text:text-input text:description="&lt;if test=&quot;print_number&quot;&gt;">IF2</text:text-input></text:span>Nº: <text:text-input text:description="&lt;o.name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Fecha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4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9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o.partner_id.commercial_partner_id.formated_vat&gt;">20-31393297-9</text:text-input><text:span text:style-name="MT10"><text:text-input text:description="&lt;/if&gt;">&lt;/if&gt;</text:text-input></text:span></text:p>
              <text:p text:style-name="MP17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1"/>
              <text:p text:style-name="MP22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24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7"><text:span text:style-name="MT25">Contacto</text:span><text:span text:style-name="MT18">:</text:span><text:span text:style-name="MT19"> </text:span><text:span text:style-name="MT20"><text:placeholder text:placeholder-type="text">&lt;if test="o.partner_id.parent_id"&gt;</text:placeholder></text:span><text:span text:style-name="MT20"><text:placeholder text:placeholder-type="text">&lt;o.partner_id.name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6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29"><text:span text:style-name="MT27">CUIT</text:span><text:span text:style-name="MT28">:</text:span><text:span text:style-name="MT29"> </text:span><text:span text:style-name="MT29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0">Enviar a</text:span><text:span text:style-name="MT31">:</text:span><text:span text:style-name="MT32"> </text:span><text:span text:style-name="MT33"><text:text-input text:description="&lt;if test=&quot;o.dest_address_id&quot;&gt;">if</text:text-input></text:span><text:span text:style-name="MT34"><text:text-input text:description="&lt;o.dest_address_id.name&gt;">El más rapido SRL</text:text-input></text:span><text:span text:style-name="MT35"><text:text-input text:description="&lt;/if&gt;">end if</text:text-input></text:span></text:p>
              <text:p text:style-name="MP30"><text:span text:style-name="MT36">Dirección</text:span><text:span text:style-name="MT37">:</text:span><text:span text:style-name="MT38"> </text:span><text:span text:style-name="MT33"><text:text-input text:description="&lt;if test=&quot;o.dest_address_id&quot;&gt;">if</text:text-input></text:span><text:span text:style-name="MT33"><text:text-input text:description="&lt;partner_address(o.dest_address_id)&gt;">Balcarce 666</text:text-input></text:span><text:span text:style-name="MT35"><text:text-input text:description="&lt;/if&gt;">end if</text:text-input></text:span></text:p>
              <text:p text:style-name="MP31"><text:span text:style-name="MT39">CUIT</text:span><text:span text:style-name="MT40">:</text:span><text:span text:style-name="MT41"> </text:span><text:span text:style-name="MT42"><text:text-input text:description="&lt;if test=&quot;o.dest_address_id&quot;&gt;">if</text:text-input></text:span><text:span text:style-name="MT43"><text:text-input text:description="&lt;o.dest_address_id.partner_id.vat&gt;">20-31393297-5</text:text-input></text:span><text:span text:style-name="MT43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4"><text:text-input text:description="&lt;if test=&quot;print_commercial&quot;&gt;">IF2</text:text-input></text:span><text:span text:style-name="MT45">Comercial</text:span><text:span text:style-name="MT46">:</text:span><text:span text:style-name="MT47"> </text:span><text:span text:style-name="MT48"><text:text-input text:description="&lt;o.validator.name&gt;">Roberto Ramirez</text:text-input></text:span><text:span text:style-name="MT49"><text:text-input text:description="&lt;/if&gt;">&lt;/if&gt;</text:text-input></text:span></text:p>
              <text:p text:style-name="MP33"><text:span text:style-name="MT50">Referencia</text:span><text:span text:style-name="MT44">:</text:span><text:span text:style-name="MT51"> </text:span><text:span text:style-name="MT49"><text:text-input text:description="&lt;o.partner_ref&gt;">referencia del cliente</text:text-input></text:span></text:p>
              <text:p text:style-name="MP33"><text:span text:style-name="MT45">Doc. Origen</text:span><text:span text:style-name="MT52">:</text:span><text:span text:style-name="MT53"> </text:span><text:span text:style-name="MT35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4">I.V.A.</text:span></text:p>
            </table:table-cell>
            <table:table-cell table:style-name="Table1.C1" office:value-type="string">
              <text:p text:style-name="MP34">P. Lista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4">Total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55">OBSERVACIONES</text:span>: </text:p>
              <text:p text:style-name="MP38"><text:placeholder text:placeholder-type="text">&lt;if test="o.notes"&gt;</text:placeholder></text:p>
              <text:p text:style-name="MP38"><text:placeholder text:placeholder-type="text">&lt;for each="nl in o.comment.split('\n') or []"&gt;</text:placeholder></text:p>
              <text:p text:style-name="MP38"><text:placeholder text:placeholder-type="text">&lt;nl&gt;</text:placeholder></text:p>
              <text:p text:style-name="MP38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8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9"/>
            </table:table-cell>
            <table:table-cell table:style-name="Tabla6.C1" office:value-type="string">
              <text:p text:style-name="MP50"><text:text-input text:description="&lt;formatLang(o.amount_total)&gt;">99.999,9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2T13:04:34.245219164</dc:date>
    <meta:editing-duration>P1DT20H22M52S</meta:editing-duration>
    <meta:editing-cycles>312</meta:editing-cycles>
    <meta:generator>LibreOffice/4.2.6.3$Linux_X86_64 LibreOffice_project/420m0$Build-3</meta:generator>
    <meta:document-statistic meta:table-count="6" meta:image-count="0" meta:object-count="0" meta:page-count="1" meta:paragraph-count="60" meta:word-count="247" meta:character-count="1563" meta:non-whitespace-character-count="1491"/>
  </office:meta>
</office:document-meta>
</file>